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officeooo:rsid="000bbde7" officeooo:paragraph-rsid="000bbde7"/>
    </style:style>
    <style:style style:name="P2" style:family="paragraph" style:parent-style-name="Standard">
      <style:text-properties fo:font-style="italic" officeooo:rsid="000bbde7" officeooo:paragraph-rsid="000bbde7" style:font-style-asian="italic" style:font-style-complex="italic"/>
    </style:style>
    <style:style style:name="P3" style:family="paragraph" style:parent-style-name="Standard">
      <style:text-properties fo:font-style="italic" fo:font-weight="bold" officeooo:rsid="001324ac" officeooo:paragraph-rsid="001324ac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0c9c8f" officeooo:paragraph-rsid="000c9c8f"/>
    </style:style>
    <style:style style:name="P5" style:family="paragraph" style:parent-style-name="Standard">
      <style:text-properties fo:font-weight="bold" officeooo:rsid="000c9c8f" officeooo:paragraph-rsid="000c9c8f" style:font-weight-asian="bold" style:font-weight-complex="bold"/>
    </style:style>
    <style:style style:name="P6" style:family="paragraph" style:parent-style-name="Standard">
      <style:text-properties fo:font-weight="bold" officeooo:rsid="0010328f" officeooo:paragraph-rsid="0010328f" style:font-weight-asian="bold" style:font-weight-complex="bold"/>
    </style:style>
    <style:style style:name="P7" style:family="paragraph" style:parent-style-name="Standard">
      <style:text-properties fo:font-weight="bold" officeooo:rsid="0010328f" officeooo:paragraph-rsid="0016f227" style:font-weight-asian="bold" style:font-weight-complex="bold"/>
    </style:style>
    <style:style style:name="P8" style:family="paragraph" style:parent-style-name="Standard">
      <style:text-properties fo:font-weight="bold" officeooo:rsid="00182977" officeooo:paragraph-rsid="00182977" style:font-weight-asian="bold" style:font-weight-complex="bold"/>
    </style:style>
    <style:style style:name="P9" style:family="paragraph" style:parent-style-name="Standard">
      <style:text-properties fo:font-weight="bold" officeooo:rsid="001922ed" officeooo:paragraph-rsid="001922ed" style:font-weight-asian="bold" style:font-weight-complex="bold"/>
    </style:style>
    <style:style style:name="P10" style:family="paragraph" style:parent-style-name="Standard">
      <style:text-properties fo:font-weight="bold" officeooo:rsid="000bbde7" officeooo:paragraph-rsid="00129e93" style:font-weight-asian="bold" style:font-weight-complex="bold"/>
    </style:style>
    <style:style style:name="P11" style:family="paragraph" style:parent-style-name="Standard">
      <style:text-properties fo:font-weight="bold" officeooo:rsid="001a9a3b" officeooo:paragraph-rsid="001922ed" style:font-weight-asian="bold" style:font-weight-complex="bold"/>
    </style:style>
    <style:style style:name="P12" style:family="paragraph" style:parent-style-name="Standard">
      <style:text-properties officeooo:rsid="0010328f" officeooo:paragraph-rsid="0010328f"/>
    </style:style>
    <style:style style:name="P13" style:family="paragraph" style:parent-style-name="Standard">
      <style:text-properties officeooo:rsid="00114bf0" officeooo:paragraph-rsid="00114bf0"/>
    </style:style>
    <style:style style:name="P14" style:family="paragraph" style:parent-style-name="Standard">
      <style:text-properties officeooo:rsid="001324ac" officeooo:paragraph-rsid="001324ac"/>
    </style:style>
    <style:style style:name="P15" style:family="paragraph" style:parent-style-name="Standard">
      <style:text-properties officeooo:rsid="0014b1de" officeooo:paragraph-rsid="0014b1de"/>
    </style:style>
    <style:style style:name="P16" style:family="paragraph" style:parent-style-name="Standard">
      <style:text-properties officeooo:rsid="0016a6f5" officeooo:paragraph-rsid="0016a6f5"/>
    </style:style>
    <style:style style:name="P17" style:family="paragraph" style:parent-style-name="Standard">
      <style:text-properties officeooo:rsid="00182977" officeooo:paragraph-rsid="00182977"/>
    </style:style>
    <style:style style:name="P18" style:family="paragraph" style:parent-style-name="Standard">
      <style:text-properties officeooo:rsid="001922ed" officeooo:paragraph-rsid="001922ed"/>
    </style:style>
    <style:style style:name="P19" style:family="paragraph" style:parent-style-name="Standard">
      <style:text-properties officeooo:paragraph-rsid="001922ed"/>
    </style:style>
    <style:style style:name="P20" style:family="paragraph" style:parent-style-name="Standard">
      <style:text-properties fo:font-weight="normal" officeooo:rsid="001c2e94" officeooo:paragraph-rsid="001c2e94" style:font-weight-asian="normal" style:font-weight-complex="normal"/>
    </style:style>
    <style:style style:name="P21" style:family="paragraph" style:parent-style-name="Standard">
      <style:text-properties fo:font-weight="normal" officeooo:rsid="001922ed" officeooo:paragraph-rsid="001922ed" style:font-weight-asian="normal" style:font-weight-complex="normal"/>
    </style:style>
    <style:style style:name="P22" style:family="paragraph" style:parent-style-name="Standard">
      <style:text-properties style:font-name="aakar" fo:font-size="16pt" fo:font-weight="bold" officeooo:rsid="00129e93" officeooo:paragraph-rsid="00129e93" fo:background-color="#ffff00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aakar" fo:font-size="16pt" fo:font-weight="normal" officeooo:rsid="001f8f0b" officeooo:paragraph-rsid="001f8f0b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text-properties fo:font-weight="bold" officeooo:rsid="00129e93" officeooo:paragraph-rsid="00129e93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e93" style:font-weight-asian="bold" style:font-weight-complex="bold"/>
    </style:style>
    <style:style style:name="T3" style:family="text">
      <style:text-properties fo:font-weight="bold" officeooo:rsid="001922e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22ed" style:font-weight-asian="normal" style:font-weight-complex="normal"/>
    </style:style>
    <style:style style:name="T6" style:family="text">
      <style:text-properties officeooo:rsid="000c9c8f"/>
    </style:style>
    <style:style style:name="T7" style:family="text">
      <style:text-properties officeooo:rsid="000e50dd"/>
    </style:style>
    <style:style style:name="T8" style:family="text">
      <style:text-properties officeooo:rsid="0010328f"/>
    </style:style>
    <style:style style:name="T9" style:family="text">
      <style:text-properties officeooo:rsid="00114bf0"/>
    </style:style>
    <style:style style:name="T10" style:family="text">
      <style:text-properties officeooo:rsid="00129e9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22ed" style:font-style-asian="italic" style:font-style-complex="italic"/>
    </style:style>
    <style:style style:name="T13" style:family="text">
      <style:text-properties fo:font-style="italic" officeooo:rsid="001cca7b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officeooo:rsid="001324ac"/>
    </style:style>
    <style:style style:name="T16" style:family="text">
      <style:text-properties officeooo:rsid="0014b1de"/>
    </style:style>
    <style:style style:name="T17" style:family="text">
      <style:text-properties officeooo:rsid="00161a3c"/>
    </style:style>
    <style:style style:name="T18" style:family="text">
      <style:text-properties officeooo:rsid="0016a6f5"/>
    </style:style>
    <style:style style:name="T19" style:family="text">
      <style:text-properties officeooo:rsid="0016f227"/>
    </style:style>
    <style:style style:name="T20" style:family="text">
      <style:text-properties officeooo:rsid="00182977"/>
    </style:style>
    <style:style style:name="T21" style:family="text">
      <style:text-properties officeooo:rsid="001922ed"/>
    </style:style>
    <style:style style:name="T22" style:family="text">
      <style:text-properties fo:language="it" fo:country="IT"/>
    </style:style>
    <style:style style:name="T23" style:family="text">
      <style:text-properties fo:language="it" fo:country="IT" fo:font-weight="normal" style:font-weight-asian="normal" style:font-weight-complex="normal"/>
    </style:style>
    <style:style style:name="T24" style:family="text">
      <style:text-properties fo:language="it" fo:country="IT" officeooo:rsid="001a9a3b"/>
    </style:style>
    <style:style style:name="T25" style:family="text">
      <style:text-properties fo:language="it" fo:country="IT" fo:font-style="italic" style:font-style-asian="italic" style:font-style-complex="italic"/>
    </style:style>
    <style:style style:name="T26" style:family="text">
      <style:text-properties officeooo:rsid="001a9a3b"/>
    </style:style>
    <style:style style:name="T27" style:family="text">
      <style:text-properties officeooo:rsid="001cca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ISTEMI DIGITALI – 21/02/2025</text:p>
      <text:p text:style-name="P22"/>
      <text:p text:style-name="P23">Lezione numero 16 </text:p>
      <text:p text:style-name="P24"/>
      <text:p text:style-name="P10"/>
      <text:p text:style-name="P1"><text:span text:style-name="T1">TTL</text:span>= Time to Live se un pacchetto è da considerare perso o meno</text:p>
      <text:p text:style-name="P1"/>
      <text:p text:style-name="P1"/>
      <text:p text:style-name="P1"/>
      <text:p text:style-name="P2">Routing Process, avveien in tre steps:</text:p>
      <text:p text:style-name="P1"/>
      <text:p text:style-name="P1"/>
      <text:p text:style-name="P1">Path Determination: <text:s/>utilizza tavole di routing per capire il migliore percorso da seguire</text:p>
      <text:p text:style-name="P1">Packet Switching: </text:p>
      <text:p text:style-name="P1"/>
      <text:p text:style-name="P1"/>
      <text:p text:style-name="P1"/>
      <text:p text:style-name="P1">Ogni router ha una Routine Table, sa dove entrare verso dove andare , la selezione del percorso e l’aggiornamento:</text:p>
      <text:p text:style-name="P1"/>
      <text:p text:style-name="P1"><text:span text:style-name="T1">STATICO: </text:span>Amministratore modifica, <text:span text:style-name="T6">e vengfono modificati manualmente </text:span></text:p>
      <text:p text:style-name="P1">DINAMICO: Aggiorna tramite algoritmi che apprendono e modificano</text:p>
      <text:p text:style-name="P1"/>
      <text:p text:style-name="P1">R<text:span text:style-name="T6">OUTI</text:span>NG ALGORITMS: percorso migliore ovvero :</text:p>
      <text:p text:style-name="P1"/>
      <text:p text:style-name="P1"><text:span text:style-name="T1"><text:s/>Shortest Path First (SPF),</text:span> calcola il percorso più corto e la destinazione in costi cumulativi metrici, sommiamo i diversi pesi </text:p>
      <text:p text:style-name="P1"/>
      <text:p text:style-name="P1"><text:span text:style-name="T1">Metrica di distanza | Distance Vector: </text:span><text:span text:style-name="T4">Determina il percorso migliore basandosi su distanze metriche aggiornate dai router vicini, il </text:span>percorso selezionato avviene pesando gli Hoop.</text:p>
      <text:p text:style-name="P1"/>
      <text:p text:style-name="P1"/>
      <text:p text:style-name="P1"/>
      <text:p text:style-name="P4"><text:span text:style-name="T1">PACKET SWITCHING,</text:span> i pacchetti vengono spostati da un punto all’altro sempre con l’utilizzo delle routing table. Da Input ad Output attraverso due metodi:</text:p>
      <text:p text:style-name="P4"><text:tab/></text:p>
      <text:p text:style-name="P4"><text:span text:style-name="T1">STORE AND FORWARD:</text:span> Aspettra il ricevimento dle pacchetto completo, + affidabile – veloce</text:p>
      <text:p text:style-name="P4">CUT <text:s/>TROUGHT: Non aspetta il ricevimento completo del pacchetto, </text:p>
      <text:p text:style-name="P4"/>
      <text:p text:style-name="P4"><text:span text:style-name="T1">BUFFERING</text:span>: se la memoria è occupata si utilizza una memoria buffer per memorizzare il dato. -affidabile <text:s/>+ veloce</text:p>
      <text:p text:style-name="P4"/>
      <text:p text:style-name="P4"/>
      <text:p text:style-name="P5">NEXT-HOP FORWARDING</text:p>
      <text:p text:style-name="P4"/>
      <text:p text:style-name="P4">L’invio del pacchetto viene scelto indipendentemente attarverso il Hop-by-Hop Routin<text:span text:style-name="T7">g </text:span>con una decisone successiva. <text:span text:style-name="T8">Poi abbiamo il Next-Hop Address l’indirizzo IP del router successivo sa dove il pacchetto dove deve essre mandato. <text:tab/>Infine abbiamo il Address Resolution Protocol o conosciuto come </text:span><text:soft-page-break/><text:span text:style-name="T8">(ARP) che traduce l’indirizzo IP all’indirizzo MAC per i prossimi pacchetti diretti al livello di Data Linker che poi successivamnete andrà a inviare il dato sottoforma di Bit/GigaBit.</text:span></text:p>
      <text:p text:style-name="P4"/>
      <text:p text:style-name="P4"/>
      <text:p text:style-name="P12"/>
      <text:p text:style-name="P4"/>
      <text:p text:style-name="P6">INDIRIZZI IP </text:p>
      <text:p text:style-name="P6"/>
      <text:p text:style-name="P6"/>
      <text:p text:style-name="P12">Ogni dispositivo è collegato da un indirizzo IP univoco: i<text:span text:style-name="T1">Pv4 (32 bit) e Ipv6 (128</text:span>), l’ultimo indirizzo Ip è stato creato per la moltitudine di dispositivi che sono talmete tanti che non ci sono abbastanza indirizzi ip univici disponibili. Andremo a veder quella più diffusa la Ipv4: </text:p>
      <text:p text:style-name="P12"/>
      <text:p text:style-name="P12">Suddivisa in <text:span text:style-name="T1">4 gruppi da 8 </text:span><text:span text:style-name="T2">b</text:span><text:span text:style-name="T1">it totale </text:span>indirizzo a 32 bit. <text:span text:style-name="T9">Esistono diverse classi che servono a differenziarlo per la misura della rete e il supo scopo.</text:span></text:p>
      <text:p text:style-name="P12"/>
      <text:p text:style-name="P13"><text:span text:style-name="T14">SUBNET MASK:</text:span><text:span text:style-name="T11"> </text:span>32 BIT divisi in indirizzi Ip nella rete e l’host. La funzionalità <text:span text:style-name="T10">è quella di determinare quale parte dell’indirizzo IP e quale è la parte dell’ indirizzo Host.</text:span></text:p>
      <text:p text:style-name="P13"/>
      <text:p text:style-name="P13"/>
      <text:p text:style-name="P13"/>
      <text:p text:style-name="P13"/>
      <text:p text:style-name="P3">Ipv4 Class A vs B:</text:p>
      <text:p text:style-name="P13"/>
      <text:p text:style-name="P13">Può ess<text:span text:style-name="T10">e</text:span>re espressa in <text:span text:style-name="T11">notazione decimale o binaria</text:span> ( dove ci sono gli 1 sono della rete mentre gli 0 sono gli host) .</text:p>
      <text:p text:style-name="P13"/>
      <text:p text:style-name="P14"><text:span text:style-name="T11">Class A:</text:span> Indirizzo Ip possiamo costruire max 128 reti che va da 0 a 128 (primo ottet<text:span text:style-name="T17">t</text:span>o) e oltre 16 mln di dispositivi. Dove operano gli ISP (iNTERNET SERVICE PROVIDER). Esempio: 10.0.0.1</text:p>
      <text:p text:style-name="P14"/>
      <text:p text:style-name="P14"><text:span text:style-name="T11">Class B</text:span>: Indirizzo Ip possiamo costruire un max di 191 che va 128 a 191(<text:span text:style-name="T17">secondo ottetto</text:span>) e oltre 65 mila ed è adatto nella maggior parte dei casi per reti medio-alti come univeristà e grandi aziende. Esempio 172..16.0.1</text:p>
      <text:p text:style-name="P14"/>
      <text:p text:style-name="P14"/>
      <text:p text:style-name="P15">Classe A <text:s/>+ Nunmeri di Reti | Classe B – Numero di Reti</text:p>
      <text:p text:style-name="P15">Classe A <text:s/>- Nunmeri di Host | Classe B + Numero di Host</text:p>
      <text:p text:style-name="P15"/>
      <text:p text:style-name="P15"/>
      <text:p text:style-name="P15">Classe C: <text:span text:style-name="T15">ndirizzo Ip possiamo costruire un max di </text:span>223 <text:span text:style-name="T15">che va 1</text:span>92 <text:span text:style-name="T15">a </text:span>223 <text:span text:style-name="T15">(</text:span><text:span text:style-name="T17">terzo ottetto</text:span><text:span text:style-name="T15">) e oltre </text:span>2<text:span text:style-name="T15"> mi</text:span>ln <text:span text:style-name="T15">ed è adatto </text:span>per piccoli business <text:s/>e network di casa. <text:span text:style-name="T15">Esempio 1</text:span>92.168.1.1</text:p>
      <text:p text:style-name="P13"/>
      <text:p text:style-name="P15">Classe D: <text:span text:style-name="T15">ndirizzo Ip possiamo costruire un max di </text:span>2<text:span text:style-name="T17">39 </text:span><text:span text:style-name="T15">che va </text:span><text:span text:style-name="T17">224 </text:span><text:s/><text:span text:style-name="T15">a </text:span>2<text:span text:style-name="T17">39 </text:span><text:span text:style-name="T15">( </text:span><text:span text:style-name="T17">quarto ottetto</text:span><text:span text:style-name="T15">) </text:span><text:span text:style-name="T17">è adatto per gruppi multicast e singoli pacchetti per essere mandati a destinazione.</text:span><text:span text:style-name="T15"> Esempio </text:span>244.0.0.1</text:p>
      <text:p text:style-name="P13"><text:s/><text:span text:style-name="T16">SOLO RETI NON DISPOSITIVI</text:span></text:p>
      <text:p text:style-name="P13"/>
      <text:p text:style-name="P15">Classe E: <text:s/>i<text:span text:style-name="T15">ndirizzo Ip possiamo costruire un max di </text:span>255 c<text:span text:style-name="T15">he va </text:span>240 <text:span text:style-name="T15">a </text:span>255 solo per TEST ed esperimenti.</text:p>
      <text:p text:style-name="P12"/>
      <text:p text:style-name="P12"><text:soft-page-break/></text:p>
      <text:p text:style-name="P6"/>
      <text:p text:style-name="P7"/>
      <text:p text:style-name="P7"/>
      <text:p text:style-name="P7"><text:span text:style-name="T19"><text:s text:c="46"/>I</text:span><text:span text:style-name="T18">P ADDRESS PUBBLICI E PRIVATI</text:span></text:p>
      <text:p text:style-name="P12"/>
      <text:p text:style-name="P16"><text:span text:style-name="T11">IP privati </text:span>: sono utilizzati in una rete privata e non è instradabile in internet. </text:p>
      <text:p text:style-name="P16"/>
      <text:p text:style-name="P16"><text:span text:style-name="T11">IP pubblici: </text:span>sono instradati in Internet e sono assegnati tramite ISP e regolati dal registro internet regionale.</text:p>
      <text:p text:style-name="P16"/>
      <text:p text:style-name="P16"><text:span text:style-name="T14">NAT</text:span> = Network Address Translation, lo scopo è quello di dare accesso a diversi indirizzi IP privati e condividerlo a un singolo indirizzo Ip pubblico <text:s/>per l’accesso a internet. La funzione è quella di “tradurre” una rete privati in una pubblica e viceversa. Un esempio è quello <text:span text:style-name="T19">del router domestico, che utilizza una NAT per poter abiliitare tutti i dispositi di una rete pubblca (con un indirizzo privato sempre IP) per accedere a internet utilizzando l’indirizzo IP pubblico del router. </text:span><text:span text:style-name="T20">Trasformare Ip Pubblici in privati in poiche parole.</text:span></text:p>
      <text:p text:style-name="P16"/>
      <text:p text:style-name="P16"/>
      <text:p text:style-name="P8">TRANSPORT LAYER</text:p>
      <text:p text:style-name="P8"/>
      <text:p text:style-name="P17">i dati vengono chiamati segmenti, si occupa della comunicazione END TO END ovvero soggetto e destinazione. Come per esempio WhatsApp, il messaggio che noi inviamo viene cifrato e poi decifrato direttamente dal destinatario, senza subire leak durante il suo trasferimento (quindi possibilità di scoprire i dati). Mentre il Data Link lavora con Node to Node. </text:p>
      <text:p text:style-name="P17"/>
      <text:p text:style-name="P17">Funzioni, sempre tra le due estremità in tutti i casi:</text:p>
      <text:p text:style-name="P17"/>
      <text:p text:style-name="P17"><text:span text:style-name="T11">END TO END: </text:span>Gestione e traferimento dati tra i dispositivi</text:p>
      <text:p text:style-name="P17"/>
      <text:p text:style-name="P17"><text:span text:style-name="T11">SEGMENTATION AND REASSEMBLY:</text:span> Segmenta il messaggio e lo ricostruisce </text:p>
      <text:p text:style-name="P17"/>
      <text:p text:style-name="P17"><text:span text:style-name="T11">ERROR DETECTION AND CORRECTION: </text:span>Assicura la integrità e l’affidabilità del dato</text:p>
      <text:p text:style-name="P17"/>
      <text:p text:style-name="P17"><text:span text:style-name="T11">FLOW CONTROL: </text:span>Gestisce la trasmisssione tra i dispositivi</text:p>
      <text:p text:style-name="P17"/>
      <text:p text:style-name="P17"><text:span text:style-name="T11">CONNECTION MANAGEMENT: M</text:span>antiene,gestisce e termina la connessione tra le due estremità non in mezzo !</text:p>
      <text:p text:style-name="P17"/>
      <text:p text:style-name="P17"/>
      <text:p text:style-name="P8">SOCKET</text:p>
      <text:p text:style-name="P16"/>
      <text:p text:style-name="P19"><text:span text:style-name="T21">In italiano note come porte, interfaccie note come: 192.168.1.1.</text:span><text:span text:style-name="T3">80 (SOLO IL NUMERO EVIDENZIATO) . </text:span><text:span text:style-name="T5">Queste sono fondamentali dato che consentono la comunicazionbe tra i dispositivi o reti. </text:span><text:bookmark text:name="tw-target-text"/><text:span text:style-name="T23">Fungono da interfacce </text:span>attraverso il quale i processi (applicazioni) comunicano attraverso una rete di computer</text:p>
      <text:p text:style-name="P21"/>
      <text:p text:style-name="P18"/>
      <text:p text:style-name="P18"/>
      <text:p text:style-name="P18"><text:soft-page-break/></text:p>
      <text:p text:style-name="P18"/>
      <text:p text:style-name="P16"/>
      <text:p text:style-name="P16"/>
      <text:p text:style-name="Standard"><text:span text:style-name="T3">STRUTTURA</text:span><text:span text:style-name="T21">: Questa è formata da una </text:span><text:span text:style-name="T12">SOURCE PORT</text:span><text:span text:style-name="T21"> da (16 bit), il numero di porta in cui mandiamo l’applicazione.</text:span><text:bookmark text:name="tw-target-text1"/><text:span text:style-name="T21"> </text:span><text:span text:style-name="T26">Poi abbiamo la </text:span><text:span text:style-name="T13">DESTINATION PORT</text:span><text:span text:style-name="T25"> (</text:span><text:span text:style-name="T22">16 bit) numero di porta dell'applicazione ricevente </text:span><text:span text:style-name="T24">e a</text:span>ltri campi di intestazione: campi che dipendono dai protocolli <text:span text:style-name="T1">TCP o UDP.</text:span></text:p>
      <text:p text:style-name="P18"/>
      <text:p text:style-name="P16"/>
      <text:p text:style-name="P16"/>
      <text:p text:style-name="P16"/>
      <text:p text:style-name="P18"><text:span text:style-name="T1">LIVELLO SESSIONE: </text:span>Si occuopa di creare la connessione logica tra le applicazioni, quindi stabilendo il dialogo, che può essere:</text:p>
      <text:p text:style-name="P18"/>
      <text:p text:style-name="P18">1. <text:span text:style-name="T14">HALF DUPLEX</text:span><text:span text:style-name="T11">: <text:s/></text:span>Esempio: tra un PC <text:s/>e una stampante, scambio che avviene step per step.</text:p>
      <text:p text:style-name="P18"/>
      <text:p text:style-name="P18">2. <text:span text:style-name="T14">FULL DUPLEX:</text:span><text:span text:style-name="T11"> <text:s/></text:span>Esempio tra una riunione, scambio avveine simultaneamente, scambio di dati in tempo reale.</text:p>
      <text:p text:style-name="P12"/>
      <text:p text:style-name="P18"/>
      <text:p text:style-name="P18"/>
      <text:p text:style-name="P12"/>
      <text:p text:style-name="P9">LIVELLO DI PRESENTAZIONE</text:p>
      <text:p text:style-name="P18"/>
      <text:p text:style-name="P18">Trasmette/ treduce i dati vengono tradotti ad un formato conmprensibile per la traduzuione. Abbiamo se presenti Crittografia e Decittrografia operanti in questo livello nel modello ISO/OSI. Questo livello è sempre END TO END. <text:span text:style-name="T26">Abbiamo anche la compressione dei dati per inviare in modo efficiente i dati, così ottimizzando l’utilizzo della rete.</text:span></text:p>
      <text:p text:style-name="P18"/>
      <text:p text:style-name="P18"/>
      <text:p text:style-name="P11">LIVELLO DI APPLICAZIONE</text:p>
      <text:p text:style-name="P20"/>
      <text:p text:style-name="P20">Questo livello provvede al servizio internet direttamente all’utente fin<text:span text:style-name="T27">ale (</text:span>applicazioni dell'utente<text:span text:style-name="T27">):</text:span></text:p>
      <text:p text:style-name="P20"/>
      <text:p text:style-name="P20">• <text:span text:style-name="T14">Funzioni:</text:span><text:span text:style-name="T1"> </text:span>Servizi di rete: Abilita le applicazioni utente a interagire con la rete (ad esempio, file</text:p>
      <text:p text:style-name="P20">trasferimenti, e-mail, accesso remoto).</text:p>
      <text:p text:style-name="P20"/>
      <text:p text:style-name="P20">• <text:span text:style-name="T14">Condivisione delle risorse:</text:span><text:span text:style-name="T1"> </text:span>facilita accesso alle risorse di rete.</text:p>
      <text:p text:style-name="P20"/>
      <text:p text:style-name="P20">• <text:span text:style-name="T14">Interfaccia utente:</text:span><text:span text:style-name="T11"> </text:span>fornisce un interfaccia per noi.</text:p>
      <text:p text:style-name="P12"/>
      <text:p text:style-name="P12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5:10:40.774681959</meta:creation-date>
    <dc:date>2025-05-05T19:32:13.549729093</dc:date>
    <meta:editing-duration>PT35M51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4" meta:paragraph-count="59" meta:word-count="1069" meta:character-count="6801" meta:non-whitespace-character-count="5715"/>
  </office:meta>
</office:document-meta>
</file>